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5.1283in"/>
    </style:style>
    <style:style style:name="co3" style:family="table-column">
      <style:table-column-properties fo:break-before="auto" style:column-width="3.68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>
            <text:p>kuznia1 KNN 4 distanceAlgorithm STATISTICS Algorithms MAGNETIC</text:p>
          </table:table-cell>
          <table:table-cell table:number-columns-repeated="3"/>
        </table:table-row>
        <table:table-row table:style-name="ro2">
          <table:table-cell office:value-type="string">
            <text:p><text:s/>ŚREDNI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o,9,v,x,y,7,aa,ab,ac,11,ad,ae,3,ag,ah,ai,aj,am,an,ao,ap,8,1,4,5,</text:p>
          </table:table-cell>
          <table:table-cell office:value-type="string">
            <text:p>a,n,7,ab,ac,11,ad,ae,3,ag,ah,ai,aj,am,ap,4,</text:p>
          </table:table-cell>
          <table:table-cell office:value-type="string">
            <text:p>a,n,7,ab,ac,11,ad,ae,3,ag,ah,ai,aj,am,ap,4,</text:p>
          </table:table-cell>
        </table:table-row>
        <table:table-row table:style-name="ro2">
          <table:table-cell office:value-type="string">
            <text:p>MA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3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6.530612244898">
            <text:p>26.53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9,v,x,y,7,aa,ab,ac,11,ad,ae,3,ag,ah,ai,aj,am,an,ap,8,1,4,5,</text:p>
          </table:table-cell>
          <table:table-cell office:value-type="string">
            <text:p>a,9,7,ab,11,ad,3,ag,ah,ai,am,ap,5,</text:p>
          </table:table-cell>
          <table:table-cell office:value-type="string">
            <text:p>a,9,7,ab,11,ad,3,ag,ah,ai,am,ap,5,</text:p>
          </table:table-cell>
        </table:table-row>
        <table:table-row table:style-name="ro2"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7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34.6938775510204">
            <text:p>34.69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v,x,y,7,aa,ab,ac,11,ad,ae,3,ag,ah,ai,aj,am,an,ao,ap,8,12,1,4,5,</text:p>
          </table:table-cell>
          <table:table-cell office:value-type="string">
            <text:p>a,n,7,ab,ac,11,ad,ae,3,ag,ai,aj,am,ap,12,4,5,</text:p>
          </table:table-cell>
          <table:table-cell office:value-type="string">
            <text:p>a,n,7,ab,ac,11,ad,ae,3,ag,ai,aj,am,ap,12,4,5,</text:p>
          </table:table-cell>
        </table:table-row>
        <table:table-row table:style-name="ro2">
          <table:table-cell office:value-type="string">
            <text:p>MEDIAN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v,x,y,7,aa,ab,ac,11,ad,ae,3,ag,ah,ai,aj,am,an,ao,ap,8,1,4,5,</text:p>
          </table:table-cell>
          <table:table-cell office:value-type="string">
            <text:p>a,n,7,ab,ac,ad,3,ag,ah,ai,aj,am,ap,4,</text:p>
          </table:table-cell>
          <table:table-cell office:value-type="string">
            <text:p>a,n,7,ab,ac,ad,3,ag,ah,ai,aj,am,ap,4,</text:p>
          </table:table-cell>
        </table:table-row>
        <table:table-row table:style-name="ro2">
          <table:table-cell office:value-type="string">
            <text:p>MOD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9,v,x,y,7,aa,ab,ac,11,ad,ae,3,ag,ah,ai,aj,am,an,ao,ap,8,12,1,4,5,</text:p>
          </table:table-cell>
          <table:table-cell office:value-type="string">
            <text:p>a,9,7,ab,ac,11,3,ag,ai,am,ap,4,</text:p>
          </table:table-cell>
          <table:table-cell office:value-type="string">
            <text:p>a,9,7,ab,ac,11,3,ag,ai,am,ap,4,</text:p>
          </table:table-cell>
        </table:table-row>
        <table:table-row table:style-name="ro2">
          <table:table-cell office:value-type="string">
            <text:p>PERCENTYL-1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o,9,v,x,y,7,aa,ab,ac,11,ad,3,ag,ah,ai,aj,am,an,ao,ap,8,1,4,5,</text:p>
          </table:table-cell>
          <table:table-cell office:value-type="string">
            <text:p>a,n,o,7,ab,11,ad,3,ag,ah,ai,aj,am,ap,4,5,</text:p>
          </table:table-cell>
          <table:table-cell office:value-type="string">
            <text:p>a,n,o,7,ab,11,ad,3,ag,ah,ai,aj,am,ap,4,5,</text:p>
          </table:table-cell>
        </table:table-row>
        <table:table-row table:style-name="ro2">
          <table:table-cell office:value-type="string">
            <text:p>PERCENTYL-2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8/49</text:p>
          </table:table-cell>
          <table:table-cell table:number-columns-repeated="2" office:value-type="string">
            <text:p>17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7.1428571428571">
            <text:p>57.14</text:p>
          </table:table-cell>
          <table:table-cell table:number-columns-repeated="2" office:value-type="float" office:value="34.6938775510204">
            <text:p>34.69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9,v,x,y,7,aa,ab,ac,11,ad,ae,3,ag,ah,ai,aj,am,an,ao,ap,8,1,4,5,</text:p>
          </table:table-cell>
          <table:table-cell office:value-type="string">
            <text:p>a,n,9,7,ab,ac,11,ad,3,ag,ah,ai,aj,am,ap,4,5,</text:p>
          </table:table-cell>
          <table:table-cell office:value-type="string">
            <text:p>a,n,9,7,ab,ac,11,ad,3,ag,ah,ai,aj,am,ap,4,5,</text:p>
          </table:table-cell>
        </table:table-row>
        <table:table-row table:style-name="ro2">
          <table:table-cell office:value-type="string">
            <text:p>PERCENTYL-5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v,x,y,7,aa,ab,ac,11,ad,ae,3,ag,ah,ai,aj,am,an,ao,ap,8,1,4,5,</text:p>
          </table:table-cell>
          <table:table-cell office:value-type="string">
            <text:p>a,n,7,ab,ac,ad,3,ag,ah,ai,aj,am,ap,4,</text:p>
          </table:table-cell>
          <table:table-cell office:value-type="string">
            <text:p>a,n,7,ab,ac,ad,3,ag,ah,ai,aj,am,ap,4,</text:p>
          </table:table-cell>
        </table:table-row>
        <table:table-row table:style-name="ro2">
          <table:table-cell office:value-type="string">
            <text:p>PERCENTYL-7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4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8.5714285714286">
            <text:p>28.57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j,n,9,v,x,y,7,aa,ab,ac,11,ad,ae,3,ag,ah,ai,aj,am,an,ao,ap,8,1,4,5,</text:p>
          </table:table-cell>
          <table:table-cell office:value-type="string">
            <text:p>a,j,7,ab,ac,ad,3,ag,ah,ai,aj,am,ap,5,</text:p>
          </table:table-cell>
          <table:table-cell office:value-type="string">
            <text:p>a,j,7,ab,ac,ad,3,ag,ah,ai,aj,am,ap,5,</text:p>
          </table:table-cell>
        </table:table-row>
        <table:table-row table:style-name="ro2">
          <table:table-cell office:value-type="string">
            <text:p>PERCENTYL-9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6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32.6530612244898">
            <text:p>32.65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n,v,x,y,7,aa,ab,ac,11,ad,ae,3,ag,ah,ai,aj,am,an,ap,8,1,4,5,</text:p>
          </table:table-cell>
          <table:table-cell office:value-type="string">
            <text:p>a,n,7,ab,ac,11,ad,ae,3,ag,ah,ai,aj,am,ap,5,</text:p>
          </table:table-cell>
          <table:table-cell office:value-type="string">
            <text:p>a,n,7,ab,ac,11,ad,ae,3,ag,ah,ai,aj,am,ap,5,</text:p>
          </table:table-cell>
        </table:table-row>
        <table:table-row table:style-name="ro1">
          <table:table-cell table:style-name="ce2" office:value-type="string" table:number-columns-spanned="4" table:number-rows-spanned="1">
            <text:p>kuznia1 KNN 4 distanceAlgorithm STATISTICS Algorithms RSSI</text:p>
          </table:table-cell>
          <table:covered-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  <table:table-row table:style-name="ro2">
          <table:table-cell table:style-name="ce2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3/49</text:p>
          </table:table-cell>
          <table:table-cell table:number-columns-repeated="2" office:value-type="string">
            <text:p>2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7.3469387755102">
            <text:p>67.35</text:p>
          </table:table-cell>
          <table:table-cell table:number-columns-repeated="2" office:value-type="float" office:value="44.8979591836735">
            <text:p>44.90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b,c,i,k,9,s,v,x,7,aa,ab,13,ac,11,ae,3,af,ag,ah,ai,aj,ak,al,am,an,ao,ap,8,1,2,4,5,</text:p>
          </table:table-cell>
          <table:table-cell office:value-type="string">
            <text:p>a,c,k,s,7,aa,ac,11,ae,ag,ah,ai,aj,ak,al,am,an,ao,ap,8,1,2,</text:p>
          </table:table-cell>
          <table:table-cell office:value-type="string">
            <text:p>a,c,k,s,7,aa,ac,11,ae,ag,ah,ai,aj,ak,al,am,an,ao,ap,8,1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38:32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